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Energie peaks Na22 Spektrum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Zugehörige Channels</text:p>
          </table:table-cell>
          <table:table-cell/>
        </table:table-row>
        <table:table-row table:style-name="ro1">
          <table:table-cell office:value-type="float" office:value="6931.287949" calcext:value-type="float">
            <text:p>6931,287949</text:p>
          </table:table-cell>
          <table:table-cell office:value-type="float" office:value="2863.463407" calcext:value-type="float">
            <text:p>2863,463407</text:p>
          </table:table-cell>
        </table:table-row>
        <table:table-row table:style-name="ro1">
          <table:table-cell office:value-type="string" calcext:value-type="string">
            <text:p>FWHM?</text:p>
          </table:table-cell>
          <table:table-cell/>
        </table:table-row>
        <table:table-row table:style-name="ro1">
          <table:table-cell office:value-type="float" office:value="319.416" calcext:value-type="float">
            <text:p>319,416</text:p>
          </table:table-cell>
          <table:table-cell office:value-type="float" office:value="89.7487" calcext:value-type="float">
            <text:p>89,7487</text:p>
          </table:table-cell>
        </table:table-row>
        <table:table-row table:style-name="ro1">
          <table:table-cell office:value-type="string" calcext:value-type="string">
            <text:p>Uns.</text:p>
          </table:table-cell>
          <table:table-cell/>
        </table:table-row>
        <table:table-row table:style-name="ro1">
          <table:table-cell table:formula="of:=[.A12]/(2*SQRT(2*LN(2)))" office:value-type="float" office:value="135.643486080399" calcext:value-type="float">
            <text:p>135,643486080399</text:p>
          </table:table-cell>
          <table:table-cell table:formula="of:=[.B12]/(2*SQRT(2*LN(2)))" office:value-type="float" office:value="38.1127637287547" calcext:value-type="float">
            <text:p>38,112763728754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_0</text:p>
          </table:table-cell>
        </table:table-row>
        <table:table-row table:style-name="ro1">
          <table:table-cell table:formula="of:=([.A8]-[.B8])/([.A10]-[.B10])" office:value-type="float" office:value="0.187569545372982" calcext:value-type="float">
            <text:p>0,187569545372982</text:p>
          </table:table-cell>
          <table:table-cell table:formula="of:=[.A8]-[.A18]*[.A10]" office:value-type="float" office:value="-26.0985294431612" calcext:value-type="float">
            <text:p>-26,0985294431612</text:p>
          </table:table-cell>
        </table:table-row>
        <table:table-row table:style-name="ro1">
          <table:table-cell office:value-type="string" calcext:value-type="string">
            <text:p>Uns.</text:p>
          </table:table-cell>
          <table:table-cell/>
        </table:table-row>
        <table:table-row table:style-name="ro1">
          <table:table-cell table:formula="of:=[.A18]/([.A10]-[.B10])*SQRT(SUMSQ([.A14];[.B14]))" office:value-type="float" office:value="0.00649679826997276" calcext:value-type="float">
            <text:p>0,006496798269973</text:p>
          </table:table-cell>
          <table:table-cell table:formula="of:=SQRT(SUMSQ([.A20]*[.A10];[.A14]*[.A18]))" office:value-type="float" office:value="51.7216817813839" calcext:value-type="float">
            <text:p>51,7216817813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.00.0000</text:date>, <text:time style:data-style-name="N2" text:time-value="13:04:06.97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0:03:31.525000000</meta:creation-date>
    <dc:date>2019-06-16T13:04:24.588000000</dc:date>
    <meta:editing-duration>PT7H57M21S</meta:editing-duration>
    <meta:editing-cycles>5</meta:editing-cycles>
    <meta:generator>LibreOffice/6.0.3.2$Windows_X86_64 LibreOffice_project/8f48d515416608e3a835360314dac7e47fd0b821</meta:generator>
    <meta:document-statistic meta:table-count="1" meta:cell-count="19" meta:object-count="0"/>
    <meta:user-defined meta:name="qrichtext">1</meta:user-defined>
  </office:meta>
</office:document-meta>
</file>